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onfigure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setOverride( String overri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Configure.setSettingsId( String setting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setPasswd(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get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setUrl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onfigure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Configure.getPassw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verbos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getSetting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figure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